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504" officeooo:paragraph-rsid="0008c504"/>
    </style:style>
    <style:style style:name="P2" style:family="paragraph" style:parent-style-name="Standard">
      <style:paragraph-properties fo:text-align="center" style:justify-single-word="false"/>
      <style:text-properties officeooo:rsid="0008c504" officeooo:paragraph-rsid="00094c42"/>
    </style:style>
    <style:style style:name="P3" style:family="paragraph" style:parent-style-name="Standard">
      <style:paragraph-properties fo:text-align="center" style:justify-single-word="false"/>
      <style:text-properties officeooo:rsid="0008c504" officeooo:paragraph-rsid="0009917e"/>
    </style:style>
    <style:style style:name="P4" style:family="paragraph" style:parent-style-name="Standard">
      <style:paragraph-properties fo:text-align="center" style:justify-single-word="false"/>
      <style:text-properties officeooo:rsid="0008c504" officeooo:paragraph-rsid="000b9413"/>
    </style:style>
    <style:style style:name="P5" style:family="paragraph" style:parent-style-name="Standard">
      <style:paragraph-properties fo:text-align="start" style:justify-single-word="false"/>
      <style:text-properties officeooo:rsid="0008c504" officeooo:paragraph-rsid="0008c504"/>
    </style:style>
    <style:style style:name="P6" style:family="paragraph" style:parent-style-name="Standard">
      <style:paragraph-properties fo:text-align="start" style:justify-single-word="false"/>
      <style:text-properties officeooo:rsid="0008c504" officeooo:paragraph-rsid="00094c42"/>
    </style:style>
    <style:style style:name="P7" style:family="paragraph" style:parent-style-name="Standard">
      <style:paragraph-properties fo:text-align="start" style:justify-single-word="false"/>
      <style:text-properties officeooo:rsid="0008c504" officeooo:paragraph-rsid="0009917e"/>
    </style:style>
    <style:style style:name="P8" style:family="paragraph" style:parent-style-name="Standard">
      <style:paragraph-properties fo:text-align="start" style:justify-single-word="false"/>
      <style:text-properties officeooo:rsid="0008c504" officeooo:paragraph-rsid="000ac9bf"/>
    </style:style>
    <style:style style:name="P9" style:family="paragraph" style:parent-style-name="Standard">
      <style:paragraph-properties fo:text-align="start" style:justify-single-word="false"/>
      <style:text-properties officeooo:rsid="0008c504" officeooo:paragraph-rsid="000b9413"/>
    </style:style>
    <style:style style:name="P10" style:family="paragraph" style:parent-style-name="Standard">
      <style:paragraph-properties fo:text-align="end" style:justify-single-word="false"/>
      <style:text-properties officeooo:rsid="0008c504" officeooo:paragraph-rsid="000ac9bf"/>
    </style:style>
    <style:style style:name="P11" style:family="paragraph" style:parent-style-name="Standard">
      <style:paragraph-properties fo:text-align="center" style:justify-single-word="false"/>
      <style:text-properties officeooo:rsid="0009917e" officeooo:paragraph-rsid="0009917e"/>
    </style:style>
    <style:style style:name="P12" style:family="paragraph" style:parent-style-name="Standard">
      <style:paragraph-properties fo:text-align="start" style:justify-single-word="false"/>
      <style:text-properties officeooo:rsid="0009917e" officeooo:paragraph-rsid="0009917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officeooo:rsid="0009917e"/>
    </style:style>
    <style:style style:name="T2" style:family="text">
      <style:text-properties officeooo:rsid="000ac9bf"/>
    </style:style>
    <style:style style:name="T3" style:family="text">
      <style:text-properties style:text-underline-style="solid" style:text-underline-width="auto" style:text-underline-color="font-color" officeooo:rsid="000ac9bf"/>
    </style:style>
    <style:style style:name="T4" style:family="text">
      <style:text-properties style:text-underline-style="none" officeooo:rsid="000ac9bf"/>
    </style:style>
    <style:style style:name="T5" style:family="text">
      <style:text-properties officeooo:rsid="000b9413"/>
    </style: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.Html</text:p>
      <text:p text:style-name="P1"><draw:rect text:anchor-type="paragraph" draw:z-index="4" draw:style-name="gr1" draw:text-style-name="P14" svg:width="6.3232in" svg:height="4.365in" svg:x="0.2382in" svg:y="0.1362in"><text:p/></draw:rect>-------------</text:p>
      <text:p text:style-name="P1"><draw:rect text:anchor-type="paragraph" draw:z-index="0" draw:style-name="gr1" draw:text-style-name="P14" svg:width="1.0941in" svg:height="0.365in" svg:x="0.3528in" svg:y="0.0839in"><text:p/></draw:rect><draw:rect text:anchor-type="paragraph" draw:z-index="1" draw:style-name="gr1" draw:text-style-name="P14" svg:width="2.498in" svg:height="0.365in" svg:x="3.8965in" svg:y="0.0839in"><text:p/></draw:rect><draw:rect text:anchor-type="paragraph" draw:z-index="2" draw:style-name="gr1" draw:text-style-name="P14" svg:width="1.1815in" svg:height="0.365in" svg:x="4.5882in" svg:y="0.0839in"><text:p/></draw:rect><draw:line text:anchor-type="paragraph" draw:z-index="3" draw:style-name="gr1" draw:text-style-name="P14" svg:x1="5.311in" svg:y1="0.0839in" svg:x2="5.311in" svg:y2="0.4484in"><text:p/></draw:line></text:p>
      <text:p text:style-name="P1">Index<text:tab/><text:tab/><text:tab/><text:tab/><text:tab/><text:tab/><text:tab/>resume <text:s text:c="2"/>personal <text:s text:c="2"/>work <text:s text:c="2"/>contact</text:p>
      <text:p text:style-name="P1"/>
      <text:p text:style-name="P1"/>
      <text:p text:style-name="P1"><draw:line text:anchor-type="paragraph" draw:z-index="5" draw:style-name="gr1" draw:text-style-name="P14" svg:x1="0.2382in" svg:y1="0.7402in" svg:x2="6.561in" svg:y2="0.7193in"><text:p/></draw:line></text:p>
      <text:p text:style-name="P1">TAG LINE</text:p>
      <text:p text:style-name="P1"/>
      <text:p text:style-name="P1"/>
      <text:p text:style-name="P5"/>
      <text:p text:style-name="P5"><draw:rect text:anchor-type="paragraph" draw:z-index="6" draw:style-name="gr1" draw:text-style-name="P14" svg:width="1.9587in" svg:height="1.4378in" svg:x="3.8425in" svg:y="0.0217in"><text:p/></draw:rect><draw:line text:anchor-type="paragraph" draw:z-index="7" draw:style-name="gr1" draw:text-style-name="P14" svg:x1="3.8425in" svg:y1="0.0217in" svg:x2="5.8008in" svg:y2="1.4591in"><text:p/></draw:line><draw:line text:anchor-type="paragraph" draw:z-index="8" draw:style-name="gr1" draw:text-style-name="P14" svg:x1="5.8008in" svg:y1="0.0217in" svg:x2="3.8425in" svg:y2="1.4591in"><text:p/></draw:line><text:tab/><text:tab/>HEADING</text:p>
      <text:p text:style-name="P5"/>
      <text:p text:style-name="P5"><text:tab/><text:tab/>striking facts about me</text:p>
      <text:p text:style-name="P5"><text:tab/><text:tab/>some other facts</text:p>
      <text:p text:style-name="P5"><text:tab/><text:tab/>more stuff</text:p>
      <text:p text:style-name="P5"/>
      <text:p text:style-name="P5"/>
      <text:p text:style-name="P5"/>
      <text:p text:style-name="P5"><draw:line text:anchor-type="paragraph" draw:z-index="9" draw:style-name="gr1" draw:text-style-name="P14" svg:x1="0.2382in" svg:y1="0.1547in" svg:x2="6.561in" svg:y2="0.165in"><text:p/></draw:line></text:p>
      <text:p text:style-name="P1"/>
      <text:p text:style-name="P1"/>
      <text:p text:style-name="P5"><text:tab/>Social Media Links<text:tab/><text:tab/><text:tab/><text:tab/><text:tab/><text:tab/><text:tab/>Email I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Resume.Html</text:p>
      <text:p text:style-name="P1"><draw:rect text:anchor-type="paragraph" draw:z-index="14" draw:style-name="gr1" draw:text-style-name="P14" svg:width="6.3232in" svg:height="4.365in" svg:x="0.2382in" svg:y="0.1362in"><text:p/></draw:rect>-------------</text:p>
      <text:p text:style-name="P1"><draw:rect text:anchor-type="paragraph" draw:z-index="10" draw:style-name="gr1" draw:text-style-name="P14" svg:width="1.0941in" svg:height="0.365in" svg:x="0.3528in" svg:y="0.0839in"><text:p/></draw:rect><draw:rect text:anchor-type="paragraph" draw:z-index="11" draw:style-name="gr1" draw:text-style-name="P14" svg:width="2.498in" svg:height="0.365in" svg:x="3.8965in" svg:y="0.0839in"><text:p/></draw:rect><draw:rect text:anchor-type="paragraph" draw:z-index="12" draw:style-name="gr1" draw:text-style-name="P14" svg:width="1.1815in" svg:height="0.365in" svg:x="4.5882in" svg:y="0.0839in"><text:p/></draw:rect><draw:line text:anchor-type="paragraph" draw:z-index="13" draw:style-name="gr1" draw:text-style-name="P14" svg:x1="5.311in" svg:y1="0.0839in" svg:x2="5.311in" svg:y2="0.4484in"><text:p/></draw:line></text:p>
      <text:p text:style-name="P1">Index<text:tab/><text:tab/><text:tab/><text:tab/><text:tab/><text:tab/><text:tab/>resume <text:s text:c="2"/>personal <text:s text:c="2"/>work <text:s text:c="2"/>contact</text:p>
      <text:p text:style-name="P1"/>
      <text:p text:style-name="P1"/>
      <text:p text:style-name="P1"><draw:line text:anchor-type="paragraph" draw:z-index="15" draw:style-name="gr1" draw:text-style-name="P14" svg:x1="0.2382in" svg:y1="0.7402in" svg:x2="6.561in" svg:y2="0.7193in"><text:p/></draw:line></text:p>
      <text:p text:style-name="P1">TAG LINE</text:p>
      <text:p text:style-name="P1"/>
      <text:p text:style-name="P1"/>
      <text:p text:style-name="P5"/>
      <text:p text:style-name="P5"><text:tab/><text:tab/>HEADING 1</text:p>
      <text:p text:style-name="P5"><text:tab/><text:tab/><text:tab/>content 1</text:p>
      <text:p text:style-name="P5"/>
      <text:p text:style-name="P5"><text:tab/><text:tab/>HEADING 2</text:p>
      <text:p text:style-name="P5"><text:tab/><text:tab/><text:tab/>content 2</text:p>
      <text:p text:style-name="P5"/>
      <text:p text:style-name="P5"><text:tab/><text:tab/>HEADING 3</text:p>
      <text:p text:style-name="P5"><text:tab/><text:tab/><text:tab/>content 3</text:p>
      <text:p text:style-name="P5"><draw:line text:anchor-type="paragraph" draw:z-index="16" draw:style-name="gr1" draw:text-style-name="P14" svg:x1="0.2382in" svg:y1="0.1547in" svg:x2="6.561in" svg:y2="0.165in"><text:p/></draw:line></text:p>
      <text:p text:style-name="P1"/>
      <text:p text:style-name="P1"/>
      <text:p text:style-name="P5"><text:tab/>Social Media Links<text:tab/><text:tab/><text:tab/><text:tab/><text:tab/><text:tab/><text:tab/>Email I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<text:span text:style-name="T1">Personal</text:span>.Html</text:p>
      <text:p text:style-name="P2"><draw:rect text:anchor-type="paragraph" draw:z-index="21" draw:style-name="gr1" draw:text-style-name="P14" svg:width="6.3232in" svg:height="6.4925in" svg:x="0.2382in" svg:y="0.1362in"><text:p/></draw:rect>-------------</text:p>
      <text:p text:style-name="P2"><draw:rect text:anchor-type="paragraph" draw:z-index="17" draw:style-name="gr1" draw:text-style-name="P14" svg:width="1.0941in" svg:height="0.365in" svg:x="0.3528in" svg:y="0.0839in"><text:p/></draw:rect><draw:rect text:anchor-type="paragraph" draw:z-index="18" draw:style-name="gr1" draw:text-style-name="P14" svg:width="2.498in" svg:height="0.365in" svg:x="3.8965in" svg:y="0.0839in"><text:p/></draw:rect><draw:rect text:anchor-type="paragraph" draw:z-index="19" draw:style-name="gr1" draw:text-style-name="P14" svg:width="1.1815in" svg:height="0.365in" svg:x="4.5882in" svg:y="0.0839in"><text:p/></draw:rect><draw:line text:anchor-type="paragraph" draw:z-index="20" draw:style-name="gr1" draw:text-style-name="P14" svg:x1="5.311in" svg:y1="0.0839in" svg:x2="5.311in" svg:y2="0.4484in"><text:p/></draw:line></text:p>
      <text:p text:style-name="P2">Index<text:tab/><text:tab/><text:tab/><text:tab/><text:tab/><text:tab/><text:tab/>resume <text:s text:c="2"/>personal <text:s text:c="2"/>work <text:s text:c="2"/>contact</text:p>
      <text:p text:style-name="P2"/>
      <text:p text:style-name="P2"/>
      <text:p text:style-name="P2"><draw:line text:anchor-type="paragraph" draw:z-index="22" draw:style-name="gr1" draw:text-style-name="P14" svg:x1="0.2382in" svg:y1="0.7402in" svg:x2="6.561in" svg:y2="0.7193in"><text:p/></draw:line></text:p>
      <text:p text:style-name="P2">TAG LINE</text:p>
      <text:p text:style-name="P2"/>
      <text:p text:style-name="P2"/>
      <text:p text:style-name="P6"/>
      <text:p text:style-name="P6"><draw:rect text:anchor-type="paragraph" draw:z-index="24" draw:style-name="gr1" draw:text-style-name="P14" svg:width="1.3543in" svg:height="1.3543in" svg:x="2.7854in" svg:y="0.0354in"><text:p/></draw:rect><draw:line text:anchor-type="paragraph" draw:z-index="25" draw:style-name="gr1" draw:text-style-name="P14" svg:x1="2.7854in" svg:y1="0.0354in" svg:x2="4.1398in" svg:y2="1.3898in"><text:p/></draw:line><draw:line text:anchor-type="paragraph" draw:z-index="26" draw:style-name="gr1" draw:text-style-name="P14" svg:x1="4.1398in" svg:y1="0.0354in" svg:x2="2.7854in" svg:y2="1.3898in"><text:p/></draw:line><text:tab/><text:tab/></text:p>
      <text:p text:style-name="P6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11">NAME</text:p>
      <text:p text:style-name="P11"/>
      <text:p text:style-name="P12"><text:tab/>HISTORY</text:p>
      <text:p text:style-name="P12"><text:tab/><text:tab/>my past history</text:p>
      <text:p text:style-name="P12"/>
      <text:p text:style-name="P12"><text:tab/>INTERESTS</text:p>
      <text:p text:style-name="P12"><text:tab/><text:tab/>what I like</text:p>
      <text:p text:style-name="P12"/>
      <text:p text:style-name="P12"><text:tab/>HOBBIES</text:p>
      <text:p text:style-name="P12"><text:tab/><text:tab/>what I do in my spare time</text:p>
      <text:p text:style-name="P6"/>
      <text:p text:style-name="P6"><draw:line text:anchor-type="paragraph" draw:z-index="23" draw:style-name="gr1" draw:text-style-name="P14" svg:x1="0.2382in" svg:y1="0.1547in" svg:x2="6.561in" svg:y2="0.165in"><text:p/></draw:line></text:p>
      <text:p text:style-name="P2"/>
      <text:p text:style-name="P2"/>
      <text:p text:style-name="P6"><text:tab/>Social Media Links<text:tab/><text:tab/><text:tab/><text:tab/><text:tab/><text:tab/><text:tab/>Email I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1">Work</text:span>.Html</text:p>
      <text:p text:style-name="P3">-------------</text:p>
      <text:p text:style-name="P3"><draw:rect text:anchor-type="paragraph" draw:z-index="27" draw:style-name="gr1" draw:text-style-name="P14" svg:width="1.0941in" svg:height="0.365in" svg:x="0.3528in" svg:y="0.0839in"><text:p/></draw:rect><draw:rect text:anchor-type="paragraph" draw:z-index="28" draw:style-name="gr1" draw:text-style-name="P14" svg:width="2.498in" svg:height="0.365in" svg:x="3.8965in" svg:y="0.0839in"><text:p/></draw:rect><draw:rect text:anchor-type="paragraph" draw:z-index="29" draw:style-name="gr1" draw:text-style-name="P14" svg:width="1.1815in" svg:height="0.365in" svg:x="4.5882in" svg:y="0.0839in"><text:p/></draw:rect><draw:line text:anchor-type="paragraph" draw:z-index="30" draw:style-name="gr1" draw:text-style-name="P14" svg:x1="5.311in" svg:y1="0.0839in" svg:x2="5.311in" svg:y2="0.4484in"><text:p/></draw:line><draw:rect text:anchor-type="paragraph" draw:z-index="31" draw:style-name="gr1" draw:text-style-name="P14" svg:width="6.3232in" svg:height="8.0106in" svg:x="0.2382in" svg:y="0.0016in"><text:p/></draw:rect></text:p>
      <text:p text:style-name="P3">Index<text:tab/><text:tab/><text:tab/><text:tab/><text:tab/><text:tab/><text:tab/>resume <text:s text:c="2"/>personal <text:s text:c="2"/>work <text:s text:c="2"/>contact</text:p>
      <text:p text:style-name="P3"/>
      <text:p text:style-name="P3"/>
      <text:p text:style-name="P3"><draw:line text:anchor-type="paragraph" draw:z-index="32" draw:style-name="gr1" draw:text-style-name="P14" svg:x1="0.2382in" svg:y1="0.7402in" svg:x2="6.561in" svg:y2="0.7193in"><text:p/></draw:line></text:p>
      <text:p text:style-name="P3">TAG LINE</text:p>
      <text:p text:style-name="P3"/>
      <text:p text:style-name="P3"/>
      <text:p text:style-name="P8"/>
      <text:p text:style-name="P8"><draw:rect text:anchor-type="paragraph" draw:z-index="34" draw:style-name="gr1" draw:text-style-name="P14" svg:width="1.2579in" svg:height="1.1642in" svg:x="3.8425in" svg:y="0.0217in"><text:p/></draw:rect><draw:line text:anchor-type="paragraph" draw:z-index="35" draw:style-name="gr1" draw:text-style-name="P14" svg:x1="3.8425in" svg:y1="0.0217in" svg:x2="5.1in" svg:y2="1.1854in"><text:p/></draw:line><draw:line text:anchor-type="paragraph" draw:z-index="36" draw:style-name="gr1" draw:text-style-name="P14" svg:x1="5.1in" svg:y1="0.0217in" svg:x2="3.8425in" svg:y2="1.1854in"><text:p/></draw:line><text:tab/><text:tab/>HEADING</text:p>
      <text:p text:style-name="P8"/>
      <text:p text:style-name="P8"><text:tab/><text:tab/><text:span text:style-name="T2">stuff about my work</text:span></text:p>
      <text:p text:style-name="P8"><text:tab/><text:tab/><text:span text:style-name="T2">some more stuff</text:span></text:p>
      <text:p text:style-name="P8"><text:tab/><text:tab/></text:p>
      <text:p text:style-name="P8"><text:tab/><text:tab/><text:span text:style-name="T3">link</text:span></text:p>
      <text:p text:style-name="P8"/>
      <text:p text:style-name="P8"/>
      <text:p text:style-name="P8"><draw:line text:anchor-type="paragraph" draw:z-index="43" draw:style-name="gr1" draw:text-style-name="P14" svg:x1="0.2382in" svg:y1="0.0882in" svg:x2="6.561in" svg:y2="0.0535in"><text:p/></draw:line></text:p>
      <text:p text:style-name="P8"/>
      <text:p text:style-name="P10"><draw:rect text:anchor-type="paragraph" draw:z-index="37" draw:style-name="gr1" draw:text-style-name="P14" svg:width="1.2579in" svg:height="1.1642in" svg:x="0.9717in" svg:y="0.0217in"><text:p/></draw:rect><draw:line text:anchor-type="paragraph" draw:z-index="38" draw:style-name="gr1" draw:text-style-name="P14" svg:x1="0.9717in" svg:y1="0.0217in" svg:x2="2.2291in" svg:y2="1.1854in"><text:p/></draw:line><draw:line text:anchor-type="paragraph" draw:z-index="39" draw:style-name="gr1" draw:text-style-name="P14" svg:x1="2.2291in" svg:y1="0.0217in" svg:x2="0.9717in" svg:y2="1.1854in"><text:p/></draw:line><text:tab/><text:tab/>HEADING<text:tab/><text:tab/><text:tab/><text:tab/><text:tab/><text:tab/></text:p>
      <text:p text:style-name="P10"/>
      <text:p text:style-name="P10"><text:tab/><text:tab/><text:span text:style-name="T2">stuff about my work<text:tab/><text:tab/><text:tab/><text:tab/><text:tab/></text:span></text:p>
      <text:p text:style-name="P10"><text:tab/><text:tab/><text:span text:style-name="T2">some more stuff<text:tab/><text:tab/><text:tab/><text:tab/><text:tab/></text:span></text:p>
      <text:p text:style-name="P10"><text:tab/><text:tab/></text:p>
      <text:p text:style-name="P10"><text:tab/><text:tab/><text:span text:style-name="T3">link</text:span><text:span text:style-name="T4"><text:tab/><text:tab/><text:tab/><text:tab/><text:tab/><text:tab/><text:tab/></text:span></text:p>
      <text:p text:style-name="P8"/>
      <text:p text:style-name="P8"/>
      <text:p text:style-name="P8"><draw:line text:anchor-type="paragraph" draw:z-index="44" draw:style-name="gr1" draw:text-style-name="P14" svg:x1="0.2382in" svg:y1="0.0472in" svg:x2="6.561in" svg:y2="0.0236in"><text:p/></draw:line></text:p>
      <text:p text:style-name="P8"/>
      <text:p text:style-name="P8"><draw:rect text:anchor-type="paragraph" draw:z-index="40" draw:style-name="gr1" draw:text-style-name="P14" svg:width="1.2579in" svg:height="1.1642in" svg:x="3.8425in" svg:y="0.0217in"><text:p/></draw:rect><draw:line text:anchor-type="paragraph" draw:z-index="41" draw:style-name="gr1" draw:text-style-name="P14" svg:x1="3.8425in" svg:y1="0.0217in" svg:x2="5.1in" svg:y2="1.1854in"><text:p/></draw:line><draw:line text:anchor-type="paragraph" draw:z-index="42" draw:style-name="gr1" draw:text-style-name="P14" svg:x1="5.1in" svg:y1="0.0217in" svg:x2="3.8425in" svg:y2="1.1854in"><text:p/></draw:line><text:tab/><text:tab/>HEADING</text:p>
      <text:p text:style-name="P8"/>
      <text:p text:style-name="P8"><text:tab/><text:tab/><text:span text:style-name="T2">stuff about my work</text:span></text:p>
      <text:p text:style-name="P8"><text:tab/><text:tab/><text:span text:style-name="T2">some more stuff</text:span></text:p>
      <text:p text:style-name="P8"><text:tab/><text:tab/></text:p>
      <text:p text:style-name="P8"><text:tab/><text:tab/><text:span text:style-name="T3">link</text:span></text:p>
      <text:p text:style-name="P7"/>
      <text:p text:style-name="P7"><draw:line text:anchor-type="paragraph" draw:z-index="33" draw:style-name="gr1" draw:text-style-name="P14" svg:x1="0.2382in" svg:y1="0.1547in" svg:x2="6.561in" svg:y2="0.165in"><text:p/></draw:line></text:p>
      <text:p text:style-name="P3"/>
      <text:p text:style-name="P3"/>
      <text:p text:style-name="P7"><text:tab/>Social Media Links<text:tab/><text:tab/><text:tab/><text:tab/><text:tab/><text:tab/><text:tab/>Email I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5">Contact</text:span>.Html</text:p>
      <text:p text:style-name="P4"><draw:rect text:anchor-type="paragraph" draw:z-index="49" draw:style-name="gr1" draw:text-style-name="P14" svg:width="6.3232in" svg:height="5.1807in" svg:x="0.2382in" svg:y="0.1362in"><text:p/></draw:rect>-------------</text:p>
      <text:p text:style-name="P4"><draw:rect text:anchor-type="paragraph" draw:z-index="45" draw:style-name="gr1" draw:text-style-name="P14" svg:width="1.0941in" svg:height="0.365in" svg:x="0.3528in" svg:y="0.0839in"><text:p/></draw:rect><draw:rect text:anchor-type="paragraph" draw:z-index="46" draw:style-name="gr1" draw:text-style-name="P14" svg:width="2.498in" svg:height="0.365in" svg:x="3.8965in" svg:y="0.0839in"><text:p/></draw:rect><draw:rect text:anchor-type="paragraph" draw:z-index="47" draw:style-name="gr1" draw:text-style-name="P14" svg:width="1.1815in" svg:height="0.365in" svg:x="4.5882in" svg:y="0.0839in"><text:p/></draw:rect><draw:line text:anchor-type="paragraph" draw:z-index="48" draw:style-name="gr1" draw:text-style-name="P14" svg:x1="5.311in" svg:y1="0.0839in" svg:x2="5.311in" svg:y2="0.4484in"><text:p/></draw:line></text:p>
      <text:p text:style-name="P4">Index<text:tab/><text:tab/><text:tab/><text:tab/><text:tab/><text:tab/><text:tab/>resume <text:s text:c="2"/>personal <text:s text:c="2"/>work <text:s text:c="2"/>contact</text:p>
      <text:p text:style-name="P4"/>
      <text:p text:style-name="P4"/>
      <text:p text:style-name="P4"><draw:line text:anchor-type="paragraph" draw:z-index="50" draw:style-name="gr1" draw:text-style-name="P14" svg:x1="0.2382in" svg:y1="0.7402in" svg:x2="6.561in" svg:y2="0.7193in"><text:p/></draw:line></text:p>
      <text:p text:style-name="P4">TAG LINE</text:p>
      <text:p text:style-name="P4"/>
      <text:p text:style-name="P4"/>
      <text:p text:style-name="P9"><draw:rect text:anchor-type="paragraph" draw:z-index="51" draw:style-name="gr1" draw:text-style-name="P14" svg:width="0.9685in" svg:height="0.8323in" svg:x="1.0299in" svg:y="0.1319in"><text:p/></draw:rect><draw:line text:anchor-type="paragraph" draw:z-index="52" draw:style-name="gr1" draw:text-style-name="P14" svg:x1="1.0299in" svg:y1="0.1319in" svg:x2="1.998in" svg:y2="0.9638in"><text:p/></draw:line><draw:line text:anchor-type="paragraph" draw:z-index="53" draw:style-name="gr1" draw:text-style-name="P14" svg:x1="1.998in" svg:y1="0.1319in" svg:x2="1.0299in" svg:y2="0.9638in"><text:p/></draw:line></text:p>
      <text:p text:style-name="P9"><text:tab/><text:tab/><text:tab/><text:tab/><text:tab/><text:tab/><text:tab/><text:span text:style-name="T5">CONTACT FORM</text:span></text:p>
      <text:p text:style-name="P9"><text:tab/><text:tab/><text:tab/><text:tab/><text:tab/><text:tab/><text:tab/><text:tab/><text:span text:style-name="T5">text explanation</text:span></text:p>
      <text:p text:style-name="P9"><text:tab/><text:tab/><text:tab/></text:p>
      <text:p text:style-name="P9"><draw:rect text:anchor-type="paragraph" draw:z-index="55" draw:style-name="gr1" draw:text-style-name="P14" svg:width="1.2504in" svg:height="0.2661in" svg:x="3.4563in" svg:y="0.1744in"><text:p/></draw:rect><draw:rect text:anchor-type="paragraph" draw:z-index="56" draw:style-name="gr1" draw:text-style-name="P14" svg:width="1.285in" svg:height="0.278in" svg:x="4.8102in" svg:y="0.1626in"><text:p/></draw:rect><text:tab/><text:tab/><text:tab/><text:tab/><text:tab/><text:tab/><text:tab/><text:span text:style-name="T5">Name<text:tab/><text:tab/><text:tab/>Email</text:span></text:p>
      <text:p text:style-name="P9"><text:tab/></text:p>
      <text:p text:style-name="P9"><text:tab/><text:tab/><text:span text:style-name="T5">ADDRESS 1</text:span></text:p>
      <text:p text:style-name="P9"><draw:rect text:anchor-type="paragraph" draw:z-index="57" draw:style-name="gr1" draw:text-style-name="P14" svg:width="2.628in" svg:height="0.5094in" svg:x="3.4563in" svg:y="0.1898in"><text:p/></draw:rect><text:tab/><text:tab/><text:span text:style-name="T5">ADDRESS 2<text:tab/><text:tab/><text:tab/><text:tab/>Message</text:span></text:p>
      <text:p text:style-name="P9"/>
      <text:p text:style-name="P9"/>
      <text:p text:style-name="P9"/>
      <text:p text:style-name="P9"><draw:rect text:anchor-type="paragraph" draw:z-index="58" draw:style-name="gr1" draw:text-style-name="P14" svg:width="0.637in" svg:height="0.2197in" svg:x="3.4563in" svg:y="0.0134in"><text:p/></draw:rect><text:tab/><text:tab/><text:tab/><text:tab/><text:tab/><text:tab/><text:tab/> <text:s text:c="2"/><text:span text:style-name="T5">send</text:span></text:p>
      <text:p text:style-name="P9"/>
      <text:p text:style-name="P9"><draw:line text:anchor-type="paragraph" draw:z-index="54" draw:style-name="gr1" draw:text-style-name="P14" svg:x1="0.2382in" svg:y1="0.1547in" svg:x2="6.561in" svg:y2="0.165in"><text:p/></draw:line></text:p>
      <text:p text:style-name="P4"/>
      <text:p text:style-name="P4"/>
      <text:p text:style-name="P9"><text:tab/>Social Media Links<text:tab/><text:tab/><text:tab/><text:tab/><text:tab/><text:tab/><text:tab/>Email Id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nBlade </meta:initial-creator>
    <meta:creation-date>2015-06-20T20:01:05.888306008</meta:creation-date>
    <dc:date>2015-06-20T20:19:31.040001126</dc:date>
    <dc:creator>MoonBlade </dc:creator>
    <meta:editing-duration>PT18M22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5" meta:paragraph-count="67" meta:word-count="148" meta:character-count="1086" meta:non-whitespace-character-count="769"/>
  </office:meta>
</office:document-meta>
</file>